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45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Comma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8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Excel_32_Built-in_32_Comma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9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Comma" style:data-style-name="N38">
      <style:table-cell-properties fo:border-top="none" fo:border-bottom="none" fo:border-left="thin solid #000000" fo:border-right="thin solid #000000" style:vertical-align="automatic" fo:background-color="#FFFFFF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1" style:family="table-cell" style:parent-style-name="Comma" style:data-style-name="N38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63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42">
      <style:table-cell-properties fo:border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fo:background-color="#FFFFFF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Excel_32_Built-in_32_Comma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7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78" style:family="table-cell" style:parent-style-name="Default" style:data-style-name="N0">
      <style:text-properties fo:font-style="italic" style:font-style-asian="italic" style:font-style-complex="italic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0" style:family="table-cell" style:parent-style-name="Default" style:data-style-name="N3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1" style:family="table-cell" style:parent-style-name="Comma" style:data-style-name="N44">
      <style:table-cell-properties fo:border-top="none" fo:border-bottom="thin solid #000000" fo:border-left="thin solid #000000" fo:border-right="thin solid #000000" style:vertical-align="automatic" fo:background-color="transparent"/>
      <style:text-properties fo:font-style="italic" style:font-style-asian="italic" style:font-style-complex="italic"/>
    </style:style>
    <style:style style:name="ce82" style:family="table-cell" style:parent-style-name="Comma" style:data-style-name="N44">
      <style:table-cell-properties fo:border-top="none" fo:border-bottom="none" fo:border-left="thin solid #000000" fo:border-right="thin solid #000000" style:vertical-align="automatic" fo:background-color="transparent"/>
    </style:style>
    <style:style style:name="ce8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84" style:family="table-cell" style:parent-style-name="Millares" style:data-style-name="N37">
      <style:table-cell-properties fo:border="thin solid #000000"/>
      <style:text-properties fo:font-style="italic" style:font-style-asian="italic" style:font-style-complex="italic"/>
    </style:style>
    <style:style style:name="ce85" style:family="table-cell" style:parent-style-name="Default" style:data-style-name="N3">
      <style:table-cell-properties fo:border="thin solid #000000"/>
      <style:text-properties fo:font-style="italic" style:font-style-asian="italic" style:font-style-complex="italic"/>
    </style:style>
    <style:style style:name="ce86" style:family="table-cell" style:parent-style-name="Default" style:data-style-name="N3">
      <style:text-properties fo:font-style="italic" style:font-style-asian="italic" style:font-style-complex="italic"/>
    </style:style>
    <style:style style:name="ce87" style:family="table-cell" style:parent-style-name="Millares" style:data-style-name="N37">
      <style:table-cell-properties fo:border-top="thin solid #000000" fo:border-bottom="none" fo:border-left="thin solid #000000" fo:border-right="thin solid #000000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9" style:family="table-cell" style:parent-style-name="Millares" style:data-style-name="N37">
      <style:table-cell-properties fo:border-top="none" fo:border-bottom="none" fo:border-left="thin solid #000000" fo:border-right="thin solid #000000"/>
    </style:style>
    <style:style style:name="ce90" style:family="table-cell" style:parent-style-name="Millares" style:data-style-name="N37"/>
    <style:style style:name="ce91" style:family="table-cell" style:parent-style-name="Default" style:data-style-name="N37">
      <style:text-properties fo:font-size="8pt" style:font-size-asian="8pt" style:font-size-complex="8pt" fo:font-style="italic" style:font-style-asian="italic" style:font-style-complex="italic"/>
    </style:style>
    <style:style style:name="ce92" style:family="table-cell" style:parent-style-name="Default" style:data-style-name="N3"/>
    <style:style style:name="ce93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7" style:family="table-cell" style:parent-style-name="Default" style:data-style-name="N19">
      <style:table-cell-properties fo:border-top="none" fo:border-bottom="thin solid #000000" fo:border-left="none" fo:border-right="none"/>
    </style:style>
    <style:style style:name="ce98" style:family="table-cell" style:parent-style-name="Millares" style:data-style-name="N36">
      <style:table-cell-properties fo:border-top="none" fo:border-bottom="thin solid #000000" fo:border-left="none" fo:border-right="none"/>
    </style:style>
    <style:style style:name="ce99" style:family="table-cell" style:parent-style-name="Default" style:data-style-name="N19"/>
    <style:style style:name="ce100" style:family="table-cell" style:parent-style-name="Millares" style:data-style-name="N36"/>
    <style:style style:name="ce101" style:family="table-cell" style:parent-style-name="Default" style:data-style-name="N3">
      <style:table-cell-properties fo:border-top="thin solid #000000" fo:border-bottom="thin solid #000000" fo:border-left="none" fo:border-right="none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19">
      <style:table-cell-properties fo:border-top="thin solid #000000" fo:border-bottom="thin solid #000000" fo:border-left="none" fo:border-right="none"/>
    </style:style>
    <style:style style:name="ce104" style:family="table-cell" style:parent-style-name="Millares" style:data-style-name="N36">
      <style:table-cell-properties fo:border-top="thin solid #000000" fo:border-bottom="thin solid #000000" fo:border-left="none" fo:border-right="none"/>
    </style:style>
    <style:style style:name="ce105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7" style:family="table-cell" style:parent-style-name="Default" style:data-style-name="N19">
      <style:table-cell-properties fo:border-top="thin solid #000000" fo:border-bottom="none" fo:border-left="none" fo:border-right="none"/>
    </style:style>
    <style:style style:name="ce108" style:family="table-cell" style:parent-style-name="Millares" style:data-style-name="N36">
      <style:table-cell-properties fo:border-top="thin solid #000000" fo:border-bottom="none" fo:border-left="none" fo:border-right="none"/>
    </style:style>
    <style:style style:name="ce109" style:family="table-cell" style:parent-style-name="Millares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6.93208333333333cm" style:use-optimal-column-width="true"/>
    </style:style>
    <style:style style:name="co13" style:family="table-column">
      <style:table-column-properties fo:break-before="auto" style:column-width="2.19604166666667cm" style:use-optimal-column-width="true"/>
    </style:style>
    <style:style style:name="co14" style:family="table-column">
      <style:table-column-properties fo:break-before="auto" style:column-width="2.301875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1.825625cm" style:use-optimal-column-width="true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2.40770833333333cm" style:use-optimal-column-width="true"/>
    </style:style>
    <style:style style:name="co20" style:family="table-column">
      <style:table-column-properties fo:break-before="auto" style:column-width="3.04270833333333cm" style:use-optimal-column-width="true"/>
    </style:style>
    <style:style style:name="co21" style:family="table-column">
      <style:table-column-properties fo:break-before="auto" style:column-width="0cm"/>
    </style:style>
    <style:style style:name="co22" style:family="table-column">
      <style:table-column-properties fo:break-before="auto" style:column-width="9.525cm" style:use-optimal-column-width="true"/>
    </style:style>
    <style:style style:name="co23" style:family="table-column">
      <style:table-column-properties fo:break-before="auto" style:column-width="0.899583333333333cm" style:use-optimal-column-width="true"/>
    </style:style>
    <style:style style:name="co24" style:family="table-column">
      <style:table-column-properties fo:break-before="auto" style:column-width="1.61395833333333cm" style:use-optimal-column-width="true"/>
    </style:style>
    <style:style style:name="co25" style:family="table-column">
      <style:table-column-properties fo:break-before="auto" style:column-width="7.40833333333333cm"/>
    </style:style>
    <style:style style:name="co26" style:family="table-column">
      <style:table-column-properties fo:break-before="auto" style:column-width="2.35479166666667cm" style:use-optimal-column-width="true"/>
    </style:style>
    <style:style style:name="co27" style:family="table-column">
      <style:table-column-properties fo:break-before="auto" style:column-width="2.619375cm" style:use-optimal-column-width="true"/>
    </style:style>
    <style:style style:name="co2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9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1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901" table:number-columns-spanned="2" table:number-rows-spanned="1" table:style-name="ce62">
            <text:p>69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3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1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64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1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5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1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7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number-columns-spanned="1" table:number-rows-spanned="2" table:style-name="ce69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0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1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3"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table:style-name="ce20"/>
          <table:table-cell office:value-type="float" office:value="1608300" table:style-name="ce21">
            <text:p>1.608.300</text:p>
          </table:table-cell>
          <table:table-cell table:number-columns-repeated="2" table:style-name="ce22"/>
          <table:table-cell office:value-type="float" office:value="1608300" table:formula="of:=[.D10]+[.E10]-[.F10]" table:style-name="ce21">
            <text:p>1.608.300</text:p>
          </table:table-cell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office:value-type="float" office:value="1608300" table:style-name="ce23">
            <text:p>1.608.300</text:p>
          </table:table-cell>
          <table:table-cell office:value-type="float" office:value="0" table:formula="of:=+[.G10]-[.J10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table:style-name="ce25"/>
          <table:table-cell office:value-type="float" office:value="713799" table:style-name="ce22">
            <text:p>713.799</text:p>
          </table:table-cell>
          <table:table-cell table:number-columns-repeated="2" table:style-name="ce22"/>
          <table:table-cell office:value-type="float" office:value="713799" table:formula="of:=[.D11]+[.E11]-[.F11]" table:style-name="ce21">
            <text:p>713.799</text:p>
          </table:table-cell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office:value-type="float" office:value="619400.47" table:style-name="ce22">
            <text:p>619.400</text:p>
          </table:table-cell>
          <table:table-cell office:value-type="float" office:value="94398.530000000028" table:formula="of:=+[.G11]-[.J11]" table:style-name="ce24">
            <text:p>94.39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table:style-name="ce25"/>
          <table:table-cell office:value-type="float" office:value="7000" table:style-name="ce22">
            <text:p>7.000</text:p>
          </table:table-cell>
          <table:table-cell table:number-columns-repeated="2" table:style-name="ce22"/>
          <table:table-cell office:value-type="float" office:value="7000" table:formula="of:=[.D12]+[.E12]-[.F12]" table:style-name="ce21">
            <text:p>7.000</text:p>
          </table:table-cell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office:value-type="float" office:value="6999.56" table:style-name="ce22">
            <text:p>7.000</text:p>
          </table:table-cell>
          <table:table-cell office:value-type="float" office:value="0.43999999999959982" table:formula="of:=+[.G12]-[.J12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table:style-name="ce25"/>
          <table:table-cell office:value-type="float" office:value="27786" table:style-name="ce22">
            <text:p>27.786</text:p>
          </table:table-cell>
          <table:table-cell table:number-columns-repeated="2" table:style-name="ce22"/>
          <table:table-cell office:value-type="float" office:value="27786" table:formula="of:=[.D13]+[.E13]-[.F13]" table:style-name="ce21">
            <text:p>27.786</text:p>
          </table:table-cell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office:value-type="float" office:value="27785.96" table:style-name="ce22">
            <text:p>27.786</text:p>
          </table:table-cell>
          <table:table-cell office:value-type="float" office:value="4.0000000000873115E-2" table:formula="of:=+[.G13]-[.J13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table:style-name="ce26"/>
          <table:table-cell office:value-type="float" office:value="6960152" table:style-name="ce21">
            <text:p>6.960.152</text:p>
          </table:table-cell>
          <table:table-cell table:number-columns-repeated="2" table:style-name="ce21"/>
          <table:table-cell office:value-type="float" office:value="6960152" table:formula="of:=[.D14]+[.E14]-[.F14]" table:style-name="ce21">
            <text:p>6.960.152</text:p>
          </table:table-cell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office:value-type="float" office:value="6110564.0700000003" table:style-name="ce21">
            <text:p>6.110.564</text:p>
          </table:table-cell>
          <table:table-cell office:value-type="float" office:value="849587.9299999997" table:formula="of:=+[.G14]-[.J14]" table:style-name="ce24">
            <text:p>849.58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table:style-name="ce26"/>
          <table:table-cell office:value-type="float" office:value="971339" table:style-name="ce21">
            <text:p>971.339</text:p>
          </table:table-cell>
          <table:table-cell table:number-columns-repeated="2" table:style-name="ce21"/>
          <table:table-cell office:value-type="float" office:value="971339" table:formula="of:=[.D15]+[.E15]-[.F15]" table:style-name="ce21">
            <text:p>971.339</text:p>
          </table:table-cell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office:value-type="float" office:value="971338.87" table:style-name="ce21">
            <text:p>971.339</text:p>
          </table:table-cell>
          <table:table-cell office:value-type="float" office:value="0.13000000000465661" table:formula="of:=+[.G15]-[.J15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table:style-name="ce26"/>
          <table:table-cell office:value-type="float" office:value="64643" table:style-name="ce21">
            <text:p>64.643</text:p>
          </table:table-cell>
          <table:table-cell table:number-columns-repeated="2" table:style-name="ce21"/>
          <table:table-cell office:value-type="float" office:value="64643" table:formula="of:=[.D16]+[.E16]-[.F16]" table:style-name="ce21">
            <text:p>64.643</text:p>
          </table:table-cell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office:value-type="float" office:value="64643.040000000001" table:style-name="ce21">
            <text:p>64.643</text:p>
          </table:table-cell>
          <table:table-cell office:value-type="float" office:value="-4.0000000000873115E-2" table:formula="of:=+[.G16]-[.J16]" table:style-name="ce24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table:style-name="ce26"/>
          <table:table-cell office:value-type="float" office:value="-284905" table:style-name="ce21">
            <text:p>(284.905)</text:p>
          </table:table-cell>
          <table:table-cell table:number-columns-repeated="2" table:style-name="ce21"/>
          <table:table-cell office:value-type="float" office:value="-284905" table:formula="of:=[.D17]+[.E17]-[.F17]" table:style-name="ce21">
            <text:p>(284.905)</text:p>
          </table:table-cell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office:value-type="float" office:value="-284904.99" table:style-name="ce21">
            <text:p>(284.905)</text:p>
          </table:table-cell>
          <table:table-cell office:value-type="float" office:value="-1.0000000009313226E-2" table:formula="of:=+[.G17]-[.J17]" table:style-name="ce24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table:style-name="ce26"/>
          <table:table-cell office:value-type="float" office:value="18298" table:style-name="ce21">
            <text:p>18.298</text:p>
          </table:table-cell>
          <table:table-cell table:number-columns-repeated="2" table:style-name="ce21"/>
          <table:table-cell office:value-type="float" office:value="18298" table:formula="of:=[.D18]+[.E18]-[.F18]" table:style-name="ce21">
            <text:p>18.298</text:p>
          </table:table-cell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office:value-type="float" office:value="18297.89" table:style-name="ce21">
            <text:p>18.298</text:p>
          </table:table-cell>
          <table:table-cell office:value-type="float" office:value="0.11000000000058208" table:formula="of:=+[.G18]-[.J18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table:style-name="ce26"/>
          <table:table-cell office:value-type="float" office:value="-1480917" table:style-name="ce21">
            <text:p>(1.480.917)</text:p>
          </table:table-cell>
          <table:table-cell table:number-columns-repeated="2" table:style-name="ce21"/>
          <table:table-cell office:value-type="float" office:value="-1480917" table:formula="of:=[.D19]+[.E19]-[.F19]" table:style-name="ce21">
            <text:p>(1.480.917)</text:p>
          </table:table-cell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office:value-type="float" office:value="1480916.99" table:style-name="ce21">
            <text:p>1.480.917</text:p>
          </table:table-cell>
          <table:table-cell office:value-type="float" office:value="-2961833.99" table:formula="of:=+[.G19]-[.J19]" table:style-name="ce24">
            <text:p>(2.961.83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7"/>
          <table:table-cell table:number-columns-repeated="2" table:style-name="ce26"/>
          <table:table-cell table:number-columns-repeated="4" table:style-name="ce21"/>
          <table:table-cell table:style-name="ce28"/>
          <table:table-cell table:style-name="ce29"/>
          <table:table-cell table:style-name="ce21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1"/>
          <table:table-cell office:value-type="string" table:style-name="ce32">
            <text:p>Total</text:p>
          </table:table-cell>
          <table:table-cell table:style-name="ce32"/>
          <table:table-cell office:value-type="float" office:value="8605495" table:formula="of:=SUM([.D9:.D20])" table:style-name="ce33">
            <text:p>8.605.495</text:p>
          </table:table-cell>
          <table:table-cell office:value-type="float" office:value="0" table:formula="of:=SUM([.E9:.E20])" table:style-name="ce33">
            <text:p>0</text:p>
          </table:table-cell>
          <table:table-cell office:value-type="float" office:value="0" table:formula="of:=SUM([.F9:.F20])" table:style-name="ce33">
            <text:p>0</text:p>
          </table:table-cell>
          <table:table-cell office:value-type="float" office:value="8605495" table:formula="of:=SUM([.G9:.G20])" table:style-name="ce33">
            <text:p>8.605.495</text:p>
          </table:table-cell>
          <table:table-cell table:number-columns-repeated="2" table:style-name="ce34"/>
          <table:table-cell office:value-type="float" office:value="10623341.859999999" table:formula="of:=SUM([.J9:.J20])" table:style-name="ce33">
            <text:p>10.623.342</text:p>
          </table:table-cell>
          <table:table-cell office:value-type="float" office:value="-2017846.8600000006" table:formula="of:=SUM([.K9:.K20])" table:style-name="ce35">
            <text:p>(2.017.847)</text:p>
          </table:table-cell>
          <table:table-cell table:number-columns-repeated="16373" table:style-name="ce36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office:value-type="string" table:style-name="ce5">
            <text:p>wa</text:p>
          </table:table-cell>
          <table:table-cell table:number-columns-repeated="2" table:style-name="ce37"/>
          <table:table-cell office:value-type="string" table:style-name="ce38">
            <text:p>Saldo al</text:p>
          </table:table-cell>
          <table:table-cell office:value-type="string" table:style-name="ce39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0">
            <text:p>Nota a los estados financieros:</text:p>
          </table:table-cell>
          <table:table-cell table:style-name="ce40"/>
          <table:table-cell office:value-type="date" office:date-value="2021-12-31T00:00:00" table:style-name="ce41">
            <text:p>31/12/2021</text:p>
          </table:table-cell>
          <table:table-cell office:value-type="date" office:date-value="2020-12-31T00:00:00" table:style-name="ce42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3"/>
          <table:table-cell table:style-name="ce44"/>
          <table:table-cell table:style-name="ce45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Capital Social</text:p>
          </table:table-cell>
          <table:table-cell table:style-name="ce47"/>
          <table:table-cell table:number-columns-repeated="2" table:style-name="ce48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Arellano Jose Xavier</text:p>
          </table:table-cell>
          <table:table-cell table:style-name="ce47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Arellano Raul David</text:p>
          </table:table-cell>
          <table:table-cell table:style-name="ce47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bea Vaca Jose Walter</text:p>
          </table:table-cell>
          <table:table-cell table:style-name="ce47"/>
          <table:table-cell office:value-type="float" office:value="321660" table:style-name="ce21">
            <text:p>321.660</text:p>
          </table:table-cell>
          <table:table-cell office:value-type="float" office:value="321660" table:style-name="ce21">
            <text:p>321.66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1608300" table:formula="of:=SUM([.D27:.D29])" table:style-name="ce50">
            <text:p>1.608.300</text:p>
          </table:table-cell>
          <table:table-cell office:value-type="float" office:value="1608300" table:formula="of:=SUM([.E27:.E29])" table:style-name="ce50">
            <text:p>1.608.3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Reservas</text:p>
          </table:table-cell>
          <table:table-cell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Legal</text:p>
          </table:table-cell>
          <table:table-cell table:style-name="ce47"/>
          <table:table-cell office:value-type="float" office:value="713799" table:formula="of:=[.G11]" table:style-name="ce21">
            <text:p>713.799</text:p>
          </table:table-cell>
          <table:table-cell office:value-type="float" office:value="619400.47" table:formula="of:=[.J11]" table:style-name="ce21">
            <text:p>619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Facultativa y estatuaria</text:p>
          </table:table-cell>
          <table:table-cell table:style-name="ce47"/>
          <table:table-cell office:value-type="float" office:value="7000" table:formula="of:=[.G12]" table:style-name="ce21">
            <text:p>7.000</text:p>
          </table:table-cell>
          <table:table-cell office:value-type="float" office:value="6999.56" table:formula="of:=[.J12]" table:style-name="ce21">
            <text:p>7.0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720799" table:formula="of:=SUM([.D33:.D34])" table:style-name="ce50">
            <text:p>720.799</text:p>
          </table:table-cell>
          <table:table-cell office:value-type="float" office:value="626400.03" table:formula="of:=SUM([.E33:.E34])" table:style-name="ce50">
            <text:p>626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Resultados Acumulados</text:p>
          </table:table-cell>
          <table:table-cell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ultados Distribuibles</text:p>
          </table:table-cell>
          <table:table-cell table:style-name="ce47"/>
          <table:table-cell office:value-type="float" office:value="5497533" table:formula="of:=[.G14]+[.G18]+[.G19]" table:style-name="ce21">
            <text:p>5.497.533</text:p>
          </table:table-cell>
          <table:table-cell office:value-type="float" office:value="7609778.9500000002" table:formula="of:=[.J14]+[.J18]+[.J19]" table:style-name="ce21">
            <text:p>7.609.77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Reserva según PCGA anteriores</text:p>
          </table:table-cell>
          <table:table-cell table:style-name="ce47"/>
          <table:table-cell office:value-type="float" office:value="27786" table:formula="of:=[.G13]" table:style-name="ce21">
            <text:p>27.786</text:p>
          </table:table-cell>
          <table:table-cell office:value-type="float" office:value="27785.96" table:formula="of:=[.J13]" table:style-name="ce21">
            <text:p>27.786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Adopción por primera vez de las NIIF</text:p>
          </table:table-cell>
          <table:table-cell table:style-name="ce47"/>
          <table:table-cell office:value-type="float" office:value="971339" table:formula="of:=[.G15]" table:style-name="ce21">
            <text:p>971.339</text:p>
          </table:table-cell>
          <table:table-cell office:value-type="float" office:value="971338.87" table:formula="of:=[.J15]" table:style-name="ce21">
            <text:p>971.33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RI</text:p>
          </table:table-cell>
          <table:table-cell table:style-name="ce47"/>
          <table:table-cell office:value-type="float" office:value="64643" table:formula="of:=[.G16]" table:style-name="ce21">
            <text:p>64.643</text:p>
          </table:table-cell>
          <table:table-cell office:value-type="float" office:value="64643.040000000001" table:formula="of:=[.J16]" table:style-name="ce21">
            <text:p>64.64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9">
            <text:p>Otros</text:p>
          </table:table-cell>
          <table:table-cell table:style-name="ce47"/>
          <table:table-cell office:value-type="float" office:value="-284905" table:formula="of:=[.G17]" table:style-name="ce21">
            <text:p>(284.905)</text:p>
          </table:table-cell>
          <table:table-cell office:value-type="float" office:value="-284904.99" table:formula="of:=[.J17]" table:style-name="ce21">
            <text:p>(284.905)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6">
            <text:p>Total</text:p>
          </table:table-cell>
          <table:table-cell table:style-name="ce47"/>
          <table:table-cell office:value-type="float" office:value="6276396" table:formula="of:=SUM([.D38:.D42])" table:style-name="ce50">
            <text:p>6.276.396</text:p>
          </table:table-cell>
          <table:table-cell office:value-type="float" office:value="8388641.8299999982" table:formula="of:=SUM([.E38:.E42])" table:style-name="ce50">
            <text:p>8.388.64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table:number-columns-repeated="2" table:style-name="ce5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2">
            <text:p>Total</text:p>
          </table:table-cell>
          <table:table-cell table:style-name="ce53"/>
          <table:table-cell office:value-type="float" office:value="8605495" table:formula="of:=[.D30]+[.D35]+[.D43]" table:style-name="ce33">
            <text:p>8.605.495</text:p>
          </table:table-cell>
          <table:table-cell office:value-type="float" office:value="10623341.859999999" table:formula="of:=[.E30]+[.E35]+[.E43]" table:style-name="ce33">
            <text:p>10.623.34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office:value-type="string" table:style-name="ce54">
            <text:p>Fuente:</text:p>
          </table:table-cell>
          <table:table-cell table:number-columns-repeated="9" table:style-name="ce55"/>
          <table:table-cell table:style-name="ce56"/>
          <table:table-cell table:number-columns-repeated="16373"/>
        </table:table-row>
        <table:table-row table:style-name="ro2">
          <table:table-cell office:value-type="string" table:style-name="ce57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7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9">
            <text:p>Trabajo realizado: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office:value-type="string" table:style-name="ce60">
            <text:p>Estados financieros revisados a fecha de corte del 30 de septiembre del 2021</text:p>
          </table:table-cell>
          <table:table-cell table:number-columns-repeated="8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office:value-type="string" table:style-name="ce60">
            <text:p>Revisión de los movimientos a fecha de corte del 31 de diciembre del 2021</text:p>
          </table:table-cell>
          <table:table-cell table:number-columns-repeated="8" table:style-name="ce5"/>
          <table:table-cell table:style-name="ce58"/>
          <table:table-cell table:number-columns-repeated="16373"/>
        </table:table-row>
        <table:table-row table:style-name="ro2">
          <table:table-cell table:style-name="ce57"/>
          <table:table-cell table:number-columns-repeated="9" table:style-name="ce5"/>
          <table:table-cell table:style-name="ce58"/>
          <table:table-cell table:number-columns-repeated="16373"/>
        </table:table-row>
        <table:table-row table:style-name="ro2">
          <table:table-cell office:value-type="string" table:style-name="ce59">
            <text:p>Conclusiones:</text:p>
          </table:table-cell>
          <table:table-cell table:number-columns-repeated="9" table:style-name="ce5"/>
          <table:table-cell table:style-name="ce58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58"/>
          <table:table-cell table:number-columns-repeated="16373"/>
        </table:table-row>
        <table:table-row table:number-rows-repeated="1048517" table:style-name="ro5">
          <table:table-cell table:number-columns-repeated="16384"/>
        </table:table-row>
      </table:table>
      <table:table table:name="Movimiento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13" table:default-cell-style-name="ce1"/>
        <table:table-column table:style-name="co9" table:number-columns-repeated="15360" table:default-cell-style-name="ce1"/>
        <table:table-row table:style-name="ro1">
          <table:table-cell/>
          <table:table-cell office:value-type="string" table:style-name="ce72">
            <text:p>GRAFIMPAC S.A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3">
            <text:p>MOVIMIENTO DEL PATRIMONI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3">
            <text:p>Al 31 de diciembre del 202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6">
          <table:table-cell/>
          <table:table-cell office:value-type="string" table:style-name="ce74">
            <text:p>Concepto</text:p>
          </table:table-cell>
          <table:table-cell office:value-type="string" table:style-name="ce75">
            <text:p>Capital social</text:p>
          </table:table-cell>
          <table:table-cell office:value-type="string" table:style-name="ce75">
            <text:p>Reserva legal</text:p>
          </table:table-cell>
          <table:table-cell office:value-type="string" table:style-name="ce75">
            <text:p>Reseva facultativa</text:p>
          </table:table-cell>
          <table:table-cell office:value-type="string" table:style-name="ce75">
            <text:p>Utilidades acumuladas</text:p>
          </table:table-cell>
          <table:table-cell office:value-type="string" table:style-name="ce75">
            <text:p>Superávit x revalorizacion</text:p>
          </table:table-cell>
          <table:table-cell office:value-type="string" table:style-name="ce75">
            <text:p>Resultado x adopcion NIIF</text:p>
          </table:table-cell>
          <table:table-cell office:value-type="string" table:style-name="ce75">
            <text:p>ORI</text:p>
          </table:table-cell>
          <table:table-cell office:value-type="string" table:style-name="ce74">
            <text:p>Total</text:p>
          </table:table-cell>
          <table:table-cell table:number-columns-repeated="16374" table:style-name="ce1"/>
        </table:table-row>
        <table:table-row table:style-name="ro2">
          <table:table-cell/>
          <table:table-cell table:number-columns-repeated="9" table:style-name="ce76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Saldos al 1 de enero de 2019</text:p>
          </table:table-cell>
          <table:table-cell office:value-type="float" office:value="3661400" table:style-name="ce77">
            <text:p>3.661.400</text:p>
          </table:table-cell>
          <table:table-cell table:style-name="ce76"/>
          <table:table-cell office:value-type="float" office:value="406800" table:style-name="ce77">
            <text:p>406.800</text:p>
          </table:table-cell>
          <table:table-cell table:style-name="ce76"/>
          <table:table-cell office:value-type="float" office:value="0" table:style-name="ce76">
            <text:p>0</text:p>
          </table:table-cell>
          <table:table-cell table:style-name="ce76"/>
          <table:table-cell office:value-type="float" office:value="-4926504" table:style-name="ce77">
            <text:p>-4.926.504</text:p>
          </table:table-cell>
          <table:table-cell office:value-type="float" office:value="-858304" table:style-name="ce77">
            <text:p>-858.304</text:p>
          </table:table-cell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2" table:visibility="collapse">
          <table:table-cell/>
          <table:table-cell table:number-columns-repeated="9" table:style-name="ce76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Utilidad neta</text:p>
          </table:table-cell>
          <table:table-cell table:number-columns-repeated="6" table:style-name="ce76"/>
          <table:table-cell office:value-type="float" office:value="1404435" table:style-name="ce77">
            <text:p>1.404.435</text:p>
          </table:table-cell>
          <table:table-cell office:value-type="float" office:value="1404435" table:style-name="ce77">
            <text:p>1.404.435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juste en activos diferidos</text:p>
          </table:table-cell>
          <table:table-cell table:number-columns-repeated="6" table:style-name="ce76"/>
          <table:table-cell office:value-type="float" office:value="-78647" table:style-name="ce77">
            <text:p>-78.647</text:p>
          </table:table-cell>
          <table:table-cell office:value-type="float" office:value="-78647" table:style-name="ce77">
            <text:p>-78.647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juste en activos fijos</text:p>
          </table:table-cell>
          <table:table-cell table:number-columns-repeated="6" table:style-name="ce76"/>
          <table:table-cell office:value-type="float" office:value="-72643" table:style-name="ce77">
            <text:p>-72.643</text:p>
          </table:table-cell>
          <table:table-cell office:value-type="float" office:value="-72643" table:style-name="ce77">
            <text:p>-72.643</text:p>
          </table:table-cell>
          <table:table-cell table:number-columns-repeated="16374" table:style-name="ce1"/>
        </table:table-row>
        <table:table-row table:style-name="ro2" table:visibility="collapse">
          <table:table-cell table:style-name="ce78"/>
          <table:table-cell office:value-type="string" table:style-name="ce79">
            <text:p>Saldos al 31 de diciembre de 2019</text:p>
          </table:table-cell>
          <table:table-cell office:value-type="float" office:value="1608300" table:style-name="ce80">
            <text:p>1.608.300</text:p>
          </table:table-cell>
          <table:table-cell office:value-type="float" office:value="521901" table:style-name="ce81">
            <text:p><text:s/>521901<text:s/></text:p>
          </table:table-cell>
          <table:table-cell office:value-type="float" office:value="6999" table:style-name="ce81">
            <text:p><text:s/>6999<text:s/></text:p>
          </table:table-cell>
          <table:table-cell office:value-type="float" office:value="5952768" table:formula="of:=6237673-284905" table:style-name="ce81">
            <text:p><text:s/>5952768<text:s/></text:p>
          </table:table-cell>
          <table:table-cell office:value-type="float" office:value="27786" table:style-name="ce81">
            <text:p><text:s/>27786<text:s/></text:p>
          </table:table-cell>
          <table:table-cell office:value-type="float" office:value="971339" table:style-name="ce81">
            <text:p><text:s/>971339<text:s/></text:p>
          </table:table-cell>
          <table:table-cell office:value-type="float" office:value="8287" table:style-name="ce81">
            <text:p><text:s/>8287<text:s/></text:p>
          </table:table-cell>
          <table:table-cell office:value-type="float" office:value="9097380" table:formula="of:=SUM([.C12:.I12])" table:style-name="ce80">
            <text:p>9.097.380</text:p>
          </table:table-cell>
          <table:table-cell table:number-columns-repeated="16374" table:style-name="ce78"/>
        </table:table-row>
        <table:table-row table:style-name="ro2" table:visibility="collapse">
          <table:table-cell/>
          <table:table-cell table:number-columns-repeated="2" table:style-name="ce76"/>
          <table:table-cell table:number-columns-repeated="6" table:style-name="ce82"/>
          <table:table-cell office:value-type="float" office:value="0" table:formula="of:=SUM([.C13:.I13])" table:style-name="ce77">
            <text:p>0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Utilidad del anio</text:p>
          </table:table-cell>
          <table:table-cell table:style-name="ce76"/>
          <table:table-cell table:number-columns-repeated="2" table:style-name="ce82"/>
          <table:table-cell office:value-type="float" office:value="938364" table:style-name="ce82">
            <text:p><text:s/>938364<text:s/></text:p>
          </table:table-cell>
          <table:table-cell table:number-columns-repeated="3" table:style-name="ce82"/>
          <table:table-cell office:value-type="float" office:value="938364" table:formula="of:=SUM([.C14:.I14])" table:style-name="ce77">
            <text:p>938.364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Ganancia actuarial ORI</text:p>
          </table:table-cell>
          <table:table-cell table:style-name="ce76"/>
          <table:table-cell table:number-columns-repeated="6" table:style-name="ce82"/>
          <table:table-cell office:value-type="float" office:value="0" table:formula="of:=SUM([.C15:.I15])" table:style-name="ce77">
            <text:p>0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Apropiacion de reserva</text:p>
          </table:table-cell>
          <table:table-cell table:style-name="ce76"/>
          <table:table-cell office:value-type="float" office:value="97500" table:formula="of:=619401-521901" table:style-name="ce82">
            <text:p><text:s/>97500<text:s/></text:p>
          </table:table-cell>
          <table:table-cell table:style-name="ce82"/>
          <table:table-cell office:value-type="float" office:value="-97500" table:style-name="ce82">
            <text:p>-97500<text:s/></text:p>
          </table:table-cell>
          <table:table-cell table:number-columns-repeated="2" table:style-name="ce82"/>
          <table:table-cell office:value-type="float" office:value="56356" table:formula="of:=64643-8287" table:style-name="ce82">
            <text:p><text:s/>56356<text:s/></text:p>
          </table:table-cell>
          <table:table-cell office:value-type="float" office:value="56356" table:formula="of:=SUM([.C16:.I16])" table:style-name="ce77">
            <text:p>56.356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6">
            <text:p>Otros</text:p>
          </table:table-cell>
          <table:table-cell table:style-name="ce76"/>
          <table:table-cell table:number-columns-repeated="2" table:style-name="ce82"/>
          <table:table-cell office:value-type="float" office:value="-22532" table:style-name="ce82">
            <text:p>-22532<text:s/></text:p>
          </table:table-cell>
          <table:table-cell table:number-columns-repeated="3" table:style-name="ce82"/>
          <table:table-cell office:value-type="float" office:value="-22532" table:formula="of:=SUM([.C17:.I17])" table:style-name="ce77">
            <text:p>-22.532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table:number-columns-repeated="2" table:style-name="ce76"/>
          <table:table-cell table:number-columns-repeated="6" table:style-name="ce82"/>
          <table:table-cell table:style-name="ce77"/>
          <table:table-cell table:number-columns-repeated="16374" table:style-name="ce1"/>
        </table:table-row>
        <table:table-row table:style-name="ro2">
          <table:table-cell table:style-name="ce78"/>
          <table:table-cell office:value-type="string" table:style-name="ce83">
            <text:p>Saldos al 1o enero 2021</text:p>
          </table:table-cell>
          <table:table-cell office:value-type="float" office:value="1608300" table:formula="of:=SUM([.C12:.C17])" table:style-name="ce84">
            <text:p><text:s/>1.608.300<text:s/></text:p>
          </table:table-cell>
          <table:table-cell office:value-type="float" office:value="619401" table:style-name="ce84">
            <text:p><text:s/>619.401<text:s/></text:p>
          </table:table-cell>
          <table:table-cell office:value-type="float" office:value="6999.56" table:formula="of:=+['file:///C:/Users/Carlos%20Almeida/Documents/GitHub/Grafimpac/Fase%20III%20-%20Informes/9100%20Evaluacion%20de%20evidencia/Revision%20analitica%20final.xlsx'#'ESF20'.E223]" table:style-name="ce84">
            <text:p><text:s/>7.000<text:s/></text:p>
          </table:table-cell>
          <table:table-cell office:value-type="float" office:value="6771100" table:formula="of:=7056005-284905" table:style-name="ce84">
            <text:p><text:s/>6.771.100<text:s/></text:p>
          </table:table-cell>
          <table:table-cell office:value-type="float" office:value="27785.96" table:formula="of:=+['file:///C:/Users/Carlos%20Almeida/Documents/GitHub/Grafimpac/Fase%20III%20-%20Informes/9100%20Evaluacion%20de%20evidencia/Revision%20analitica%20final.xlsx'#'ESF20'.E228]" table:style-name="ce84">
            <text:p><text:s/>27.786<text:s/></text:p>
          </table:table-cell>
          <table:table-cell office:value-type="float" office:value="971338.87" table:formula="of:=+['file:///C:/Users/Carlos%20Almeida/Documents/GitHub/Grafimpac/Fase%20III%20-%20Informes/9100%20Evaluacion%20de%20evidencia/Revision%20analitica%20final.xlsx'#'ESF20'.E242]" table:style-name="ce84">
            <text:p><text:s/>971.339<text:s/></text:p>
          </table:table-cell>
          <table:table-cell office:value-type="float" office:value="64643.040000000001" table:formula="of:=+['file:///C:/Users/Carlos%20Almeida/Documents/GitHub/Grafimpac/Fase%20III%20-%20Informes/9100%20Evaluacion%20de%20evidencia/Revision%20analitica%20final.xlsx'#'ESF20'.E234]" table:style-name="ce84">
            <text:p><text:s/>64.643<text:s/></text:p>
          </table:table-cell>
          <table:table-cell office:value-type="float" office:value="10069568.43" table:formula="of:=SUM([.C19:.I19])" table:style-name="ce85">
            <text:p>10.069.568</text:p>
          </table:table-cell>
          <table:table-cell table:style-name="ce86"/>
          <table:table-cell table:number-columns-repeated="16373" table:style-name="ce78"/>
        </table:table-row>
        <table:table-row table:style-name="ro2">
          <table:table-cell/>
          <table:table-cell table:style-name="ce76"/>
          <table:table-cell table:number-columns-repeated="7" table:style-name="ce87"/>
          <table:table-cell table:style-name="ce88"/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Utilidad del anio</text:p>
          </table:table-cell>
          <table:table-cell table:number-columns-repeated="3" table:style-name="ce89"/>
          <table:table-cell office:value-type="float" office:value="1334658" table:style-name="ce89">
            <text:p><text:s/>1.334.658<text:s/></text:p>
          </table:table-cell>
          <table:table-cell table:number-columns-repeated="3" table:style-name="ce89"/>
          <table:table-cell office:value-type="float" office:value="1334658" table:formula="of:=SUM([.C21:.I21])" table:style-name="ce77">
            <text:p>1.334.658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Ganancia actuarial ORI</text:p>
          </table:table-cell>
          <table:table-cell table:number-columns-repeated="6" table:style-name="ce89"/>
          <table:table-cell office:value-type="float" office:value="58428" table:formula="of:=70533-12105" table:style-name="ce89">
            <text:p><text:s/>58.428<text:s/></text:p>
          </table:table-cell>
          <table:table-cell office:value-type="float" office:value="58428" table:formula="of:=SUM([.C22:.I22])" table:style-name="ce77">
            <text:p>58.428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Correccion de errores anios anteriores</text:p>
          </table:table-cell>
          <table:table-cell table:number-columns-repeated="3" table:style-name="ce89"/>
          <table:table-cell office:value-type="float" office:value="2172254" table:style-name="ce89">
            <text:p><text:s/>2.172.254<text:s/></text:p>
          </table:table-cell>
          <table:table-cell table:number-columns-repeated="3" table:style-name="ce89"/>
          <table:table-cell office:value-type="float" office:value="2172254" table:formula="of:=SUM([.C23:.I23])" table:style-name="ce77">
            <text:p>2.172.254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Apropiacion de reserva</text:p>
          </table:table-cell>
          <table:table-cell table:style-name="ce89"/>
          <table:table-cell office:value-type="float" office:value="94398" table:formula="of:=713799-619401" table:style-name="ce89">
            <text:p><text:s/>94.398<text:s/></text:p>
          </table:table-cell>
          <table:table-cell table:style-name="ce89"/>
          <table:table-cell office:value-type="float" office:value="-94398" table:style-name="ce89">
            <text:p><text:s/>-94.398<text:s/></text:p>
          </table:table-cell>
          <table:table-cell table:number-columns-repeated="3" table:style-name="ce89"/>
          <table:table-cell office:value-type="float" office:value="0" table:formula="of:=SUM([.C24:.I24])" table:style-name="ce77">
            <text:p>0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Ajuste de impuesto diferido</text:p>
          </table:table-cell>
          <table:table-cell table:number-columns-repeated="3" table:style-name="ce89"/>
          <table:table-cell table:style-name="ce90"/>
          <table:table-cell table:number-columns-repeated="2" table:style-name="ce89"/>
          <table:table-cell office:value-type="float" office:value="-22033" table:style-name="ce89">
            <text:p><text:s/>-22.033<text:s/></text:p>
          </table:table-cell>
          <table:table-cell office:value-type="float" office:value="-22033" table:formula="of:=SUM([.C25:.I25])" table:style-name="ce77">
            <text:p>-22.033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6">
            <text:p>Otros</text:p>
          </table:table-cell>
          <table:table-cell table:number-columns-repeated="3" table:style-name="ce89"/>
          <table:table-cell office:value-type="float" office:value="-1454" table:formula="of:=11300621-11302075" table:style-name="ce90">
            <text:p><text:s/>-1.454<text:s/></text:p>
          </table:table-cell>
          <table:table-cell table:number-columns-repeated="2" table:style-name="ce89"/>
          <table:table-cell office:value-type="float" office:value="18298" table:style-name="ce89">
            <text:p><text:s/>18.298<text:s/></text:p>
          </table:table-cell>
          <table:table-cell office:value-type="float" office:value="16844" table:formula="of:=SUM([.C26:.I26])" table:style-name="ce77">
            <text:p>16.844</text:p>
          </table:table-cell>
          <table:table-cell table:number-columns-repeated="16374" table:style-name="ce1"/>
        </table:table-row>
        <table:table-row table:style-name="ro2">
          <table:table-cell/>
          <table:table-cell table:style-name="ce76"/>
          <table:table-cell table:number-columns-repeated="7" table:style-name="ce89"/>
          <table:table-cell table:style-name="ce76"/>
          <table:table-cell table:number-columns-repeated="16374" table:style-name="ce1"/>
        </table:table-row>
        <table:table-row table:style-name="ro2">
          <table:table-cell table:style-name="ce78"/>
          <table:table-cell office:value-type="string" table:style-name="ce83">
            <text:p>Saldos al 31 de diciembre de 2021</text:p>
          </table:table-cell>
          <table:table-cell office:value-type="float" office:value="1608300" table:formula="of:=SUM([.C19:.C26])" table:style-name="ce84">
            <text:p><text:s/>1.608.300<text:s/></text:p>
          </table:table-cell>
          <table:table-cell office:value-type="float" office:value="713799" table:formula="of:=SUM([.D19:.D26])" table:style-name="ce84">
            <text:p><text:s/>713.799<text:s/></text:p>
          </table:table-cell>
          <table:table-cell office:value-type="float" office:value="6999.56" table:formula="of:=SUM([.E19:.E26])" table:style-name="ce84">
            <text:p><text:s/>7.000<text:s/></text:p>
          </table:table-cell>
          <table:table-cell office:value-type="float" office:value="10182160" table:formula="of:=SUM([.F19:.F26])" table:style-name="ce84">
            <text:p><text:s/>10.182.160<text:s/></text:p>
          </table:table-cell>
          <table:table-cell office:value-type="float" office:value="27785.96" table:formula="of:=SUM([.G19:.G26])" table:style-name="ce84">
            <text:p><text:s/>27.786<text:s/></text:p>
          </table:table-cell>
          <table:table-cell office:value-type="float" office:value="971338.87" table:formula="of:=SUM([.H19:.H26])" table:style-name="ce84">
            <text:p><text:s/>971.339<text:s/></text:p>
          </table:table-cell>
          <table:table-cell office:value-type="float" office:value="119336.04000000001" table:formula="of:=SUM([.I19:.I26])" table:style-name="ce84">
            <text:p><text:s/>119.336<text:s/></text:p>
          </table:table-cell>
          <table:table-cell office:value-type="float" office:value="13629719.43" table:formula="of:=SUM([.J19:.J26])" table:style-name="ce85">
            <text:p>13.629.719</text:p>
          </table:table-cell>
          <table:table-cell office:value-type="float" office:value="11300620.869999999" table:formula="of:=SUM([.F28:.I28])" table:style-name="ce91">
            <text:p><text:s/>11.300.621<text:s/></text:p>
          </table:table-cell>
          <table:table-cell table:number-columns-repeated="16373" table:style-name="ce78"/>
        </table:table-row>
        <table:table-row table:style-name="ro2">
          <table:table-cell/>
          <table:table-cell table:number-columns-repeated="8" table:style-name="ce1"/>
          <table:table-cell table:style-name="ce92"/>
          <table:table-cell table:number-columns-repeated="16374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Mayor" table:style-name="ta3">
        <table:table-column table:style-name="co20" table:default-cell-style-name="ce92"/>
        <table:table-column table:style-name="co21" table:number-columns-repeated="5" table:default-cell-style-name="ce1" table:visibility="collapse"/>
        <table:table-column table:style-name="co22" table:default-cell-style-name="ce1"/>
        <table:table-column table:style-name="co21" table:default-cell-style-name="ce1" table:visibility="collapse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25" table:default-cell-style-name="ce1"/>
        <table:table-column table:style-name="co21" table:default-cell-style-name="ce1" table:visibility="collapse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9" table:number-columns-repeated="5" table:default-cell-style-name="ce1" table:visibility="collapse"/>
        <table:table-column table:style-name="co9" table:number-columns-repeated="16362" table:default-cell-style-name="ce1"/>
        <table:table-row table:style-name="ro1">
          <table:table-cell office:value-type="string" table:style-name="ce93">
            <text:p>codigo</text:p>
          </table:table-cell>
          <table:table-cell office:value-type="string" table:style-name="ce94">
            <text:p>aux</text:p>
          </table:table-cell>
          <table:table-cell office:value-type="string" table:style-name="ce94">
            <text:p>centro</text:p>
          </table:table-cell>
          <table:table-cell office:value-type="string" table:style-name="ce94">
            <text:p>ncentro</text:p>
          </table:table-cell>
          <table:table-cell office:value-type="string" table:style-name="ce94">
            <text:p>subcentro</text:p>
          </table:table-cell>
          <table:table-cell office:value-type="string" table:style-name="ce94">
            <text:p>nsubcentro</text:p>
          </table:table-cell>
          <table:table-cell office:value-type="string" table:style-name="ce94">
            <text:p>nombre</text:p>
          </table:table-cell>
          <table:table-cell office:value-type="string" table:style-name="ce94">
            <text:p>nomaux</text:p>
          </table:table-cell>
          <table:table-cell office:value-type="string" table:style-name="ce94">
            <text:p>tipo</text:p>
          </table:table-cell>
          <table:table-cell office:value-type="string" table:style-name="ce94">
            <text:p>numero</text:p>
          </table:table-cell>
          <table:table-cell office:value-type="string" table:style-name="ce94">
            <text:p>fecha</text:p>
          </table:table-cell>
          <table:table-cell office:value-type="string" table:style-name="ce94">
            <text:p>descrip</text:p>
          </table:table-cell>
          <table:table-cell office:value-type="string" table:style-name="ce94">
            <text:p>referencia</text:p>
          </table:table-cell>
          <table:table-cell office:value-type="string" table:style-name="ce94">
            <text:p>debito</text:p>
          </table:table-cell>
          <table:table-cell office:value-type="string" table:style-name="ce94">
            <text:p>credito</text:p>
          </table:table-cell>
          <table:table-cell office:value-type="string" table:style-name="ce94">
            <text:p>saldo</text:p>
          </table:table-cell>
          <table:table-cell office:value-type="string" table:style-name="ce94">
            <text:p>saldof</text:p>
          </table:table-cell>
          <table:table-cell office:value-type="string" table:style-name="ce94">
            <text:p>cheque</text:p>
          </table:table-cell>
          <table:table-cell office:value-type="string" table:style-name="ce94">
            <text:p>beneficia</text:p>
          </table:table-cell>
          <table:table-cell office:value-type="string" table:style-name="ce94">
            <text:p>valreg</text:p>
          </table:table-cell>
          <table:table-cell office:value-type="string" table:style-name="ce94">
            <text:p>negrita</text:p>
          </table:table-cell>
          <table:table-cell office:value-type="string" table:style-name="ce94">
            <text:p>numero_rel</text:p>
          </table:table-cell>
          <table:table-cell table:number-columns-repeated="16362" table:style-name="ce94"/>
        </table:table-row>
        <table:table-row table:style-name="ro2">
          <table:table-cell office:value-type="float" office:value="301010101001" table:style-name="ce95">
            <text:p>301.010.101.001</text:p>
          </table:table-cell>
          <table:table-cell table:number-columns-repeated="5" table:style-name="ce96"/>
          <table:table-cell office:value-type="string" table:style-name="ce96">
            <text:p>Captial Social</text:p>
          </table:table-cell>
          <table:table-cell table:number-columns-repeated="2" table:style-name="ce96"/>
          <table:table-cell office:value-type="float" office:value="0" table:style-name="ce96">
            <text:p>0</text:p>
          </table:table-cell>
          <table:table-cell office:value-type="date" office:date-value="2020-12-31T00:00:00" table:style-name="ce97">
            <text:p>31/12/2020</text:p>
          </table:table-cell>
          <table:table-cell office:value-type="string" table:style-name="ce96">
            <text:p>S a l d o <text:s text:c="3"/>I n i c i a l</text:p>
          </table:table-cell>
          <table:table-cell table:style-name="ce96"/>
          <table:table-cell office:value-type="float" office:value="0" table:style-name="ce98">
            <text:p><text:s/>-<text:s/></text:p>
          </table:table-cell>
          <table:table-cell office:value-type="float" office:value="0" table:style-name="ce98">
            <text:p><text:s/>-<text:s/></text:p>
          </table:table-cell>
          <table:table-cell office:value-type="float" office:value="1608300" table:style-name="ce98">
            <text:p><text:s/>1.608.300,00<text:s/></text:p>
          </table:table-cell>
          <table:table-cell office:value-type="float" office:value="1608300" table:style-name="ce98">
            <text:p><text:s/>1.608.300,00<text:s/></text:p>
          </table:table-cell>
          <table:table-cell office:value-type="float" office:value="0" table:style-name="ce96">
            <text:p>0</text:p>
          </table:table-cell>
          <table:table-cell table:style-name="ce96"/>
          <table:table-cell office:value-type="float" office:value="0" table:style-name="ce96">
            <text:p>0</text:p>
          </table:table-cell>
          <table:table-cell table:style-name="ce96"/>
          <table:table-cell office:value-type="float" office:value="0" table:style-name="ce96">
            <text:p>0</text:p>
          </table:table-cell>
          <table:table-cell table:number-columns-repeated="16362" table:style-name="ce96"/>
        </table:table-row>
        <table:table-row table:style-name="ro2">
          <table:table-cell office:value-type="float" office:value="304010101001" table:style-name="ce92">
            <text:p>304.010.101.001</text:p>
          </table:table-cell>
          <table:table-cell table:number-columns-repeated="5" table:style-name="ce1"/>
          <table:table-cell office:value-type="string" table:style-name="ce1">
            <text:p>Reserva Leg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9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619400.47" table:style-name="ce100">
            <text:p><text:s/>619.400,47<text:s/></text:p>
          </table:table-cell>
          <table:table-cell office:value-type="float" office:value="619400.47" table:style-name="ce100">
            <text:p><text:s/>619.400,47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4010101001" table:style-name="ce95">
            <text:p>304.010.101.001</text:p>
          </table:table-cell>
          <table:table-cell table:number-columns-repeated="5" table:style-name="ce96"/>
          <table:table-cell office:value-type="string" table:style-name="ce96">
            <text:p>Reserva Legal</text:p>
          </table:table-cell>
          <table:table-cell table:style-name="ce96"/>
          <table:table-cell office:value-type="string" table:style-name="ce96">
            <text:p>AD</text:p>
          </table:table-cell>
          <table:table-cell office:value-type="float" office:value="8268" table:style-name="ce96">
            <text:p>8268</text:p>
          </table:table-cell>
          <table:table-cell office:value-type="date" office:date-value="2021-01-01T00:00:00" table:style-name="ce97">
            <text:p>1/1/2021</text:p>
          </table:table-cell>
          <table:table-cell office:value-type="string" table:style-name="ce96">
            <text:p>P/R RESERVA LEGAL 10% SOBRE UTILIDAD GENERADA 2017</text:p>
          </table:table-cell>
          <table:table-cell table:style-name="ce96"/>
          <table:table-cell office:value-type="float" office:value="0" table:style-name="ce98">
            <text:p><text:s/>-<text:s/></text:p>
          </table:table-cell>
          <table:table-cell office:value-type="float" office:value="94398.63" table:style-name="ce98">
            <text:p><text:s/>94.398,63<text:s/></text:p>
          </table:table-cell>
          <table:table-cell office:value-type="float" office:value="0" table:style-name="ce98">
            <text:p><text:s/>-<text:s/></text:p>
          </table:table-cell>
          <table:table-cell office:value-type="float" office:value="713799.1" table:style-name="ce98">
            <text:p><text:s/>713.799,10<text:s/></text:p>
          </table:table-cell>
          <table:table-cell office:value-type="float" office:value="0" table:style-name="ce96">
            <text:p>0</text:p>
          </table:table-cell>
          <table:table-cell table:style-name="ce96"/>
          <table:table-cell office:value-type="float" office:value="0" table:style-name="ce96">
            <text:p>0</text:p>
          </table:table-cell>
          <table:table-cell table:style-name="ce96"/>
          <table:table-cell office:value-type="float" office:value="0" table:style-name="ce96">
            <text:p>0</text:p>
          </table:table-cell>
          <table:table-cell table:number-columns-repeated="16362" table:style-name="ce96"/>
        </table:table-row>
        <table:table-row table:style-name="ro2">
          <table:table-cell office:value-type="float" office:value="304020101001" table:style-name="ce101">
            <text:p>304.020.101.001</text:p>
          </table:table-cell>
          <table:table-cell table:number-columns-repeated="5" table:style-name="ce102"/>
          <table:table-cell office:value-type="string" table:style-name="ce102">
            <text:p>Reserva Facultativa y Estatutaria</text:p>
          </table:table-cell>
          <table:table-cell table:number-columns-repeated="2" table:style-name="ce102"/>
          <table:table-cell office:value-type="float" office:value="0" table:style-name="ce102">
            <text:p>0</text:p>
          </table:table-cell>
          <table:table-cell office:value-type="date" office:date-value="2020-12-31T00:00:00" table:style-name="ce103">
            <text:p>31/12/2020</text:p>
          </table:table-cell>
          <table:table-cell office:value-type="string" table:style-name="ce102">
            <text:p>S a l d o <text:s text:c="3"/>I n i c i a l</text:p>
          </table:table-cell>
          <table:table-cell table:style-name="ce102"/>
          <table:table-cell office:value-type="float" office:value="0" table:style-name="ce104">
            <text:p><text:s/>-<text:s/></text:p>
          </table:table-cell>
          <table:table-cell office:value-type="float" office:value="0" table:style-name="ce104">
            <text:p><text:s/>-<text:s/></text:p>
          </table:table-cell>
          <table:table-cell office:value-type="float" office:value="6999.56" table:style-name="ce104">
            <text:p><text:s/>6.999,56<text:s/></text:p>
          </table:table-cell>
          <table:table-cell office:value-type="float" office:value="6999.56" table:style-name="ce104">
            <text:p><text:s/>6.999,56<text:s/></text:p>
          </table:table-cell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number-columns-repeated="16362" table:style-name="ce102"/>
        </table:table-row>
        <table:table-row table:style-name="ro2">
          <table:table-cell office:value-type="float" office:value="305020101001" table:style-name="ce101">
            <text:p>305.020.101.001</text:p>
          </table:table-cell>
          <table:table-cell table:number-columns-repeated="5" table:style-name="ce102"/>
          <table:table-cell office:value-type="string" table:style-name="ce102">
            <text:p>superavit por revaluacion de propiedades, planta y</text:p>
          </table:table-cell>
          <table:table-cell table:number-columns-repeated="2" table:style-name="ce102"/>
          <table:table-cell office:value-type="float" office:value="0" table:style-name="ce102">
            <text:p>0</text:p>
          </table:table-cell>
          <table:table-cell office:value-type="date" office:date-value="2020-12-31T00:00:00" table:style-name="ce103">
            <text:p>31/12/2020</text:p>
          </table:table-cell>
          <table:table-cell office:value-type="string" table:style-name="ce102">
            <text:p>S a l d o <text:s text:c="3"/>I n i c i a l</text:p>
          </table:table-cell>
          <table:table-cell table:style-name="ce102"/>
          <table:table-cell office:value-type="float" office:value="0" table:style-name="ce104">
            <text:p><text:s/>-<text:s/></text:p>
          </table:table-cell>
          <table:table-cell office:value-type="float" office:value="0" table:style-name="ce104">
            <text:p><text:s/>-<text:s/></text:p>
          </table:table-cell>
          <table:table-cell office:value-type="float" office:value="27785.96" table:style-name="ce104">
            <text:p><text:s/>27.785,96<text:s/></text:p>
          </table:table-cell>
          <table:table-cell office:value-type="float" office:value="27785.96" table:style-name="ce104">
            <text:p><text:s/>27.785,96<text:s/></text:p>
          </table:table-cell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number-columns-repeated="16362" table:style-name="ce102"/>
        </table:table-row>
        <table:table-row table:style-name="ro2">
          <table:table-cell office:value-type="float" office:value="305040101001" table:style-name="ce92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9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64643.040000000001" table:style-name="ce100">
            <text:p><text:s/>64.643,04<text:s/></text:p>
          </table:table-cell>
          <table:table-cell office:value-type="float" office:value="64643.040000000001" table:style-name="ce100">
            <text:p><text:s/>64.643,04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2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0" table:style-name="ce1">
            <text:p>8930</text:p>
          </table:table-cell>
          <table:table-cell office:value-type="date" office:date-value="2021-12-31T00:00:00" table:style-name="ce99">
            <text:p>31/12/2021</text:p>
          </table:table-cell>
          <table:table-cell office:value-type="string" table:style-name="ce1">
            <text:p>P/R EFECTO NETO ORI AL FINAL DEL AÑO 2021 SEGUN ACTUARIA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48272" table:style-name="ce100">
            <text:p><text:s/>48.272,00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112915.04" table:style-name="ce100">
            <text:p><text:s/>112.915,04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2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3" table:style-name="ce1">
            <text:p>8933</text:p>
          </table:table-cell>
          <table:table-cell office:value-type="date" office:date-value="2021-12-31T00:00:00" table:style-name="ce99">
            <text:p>31/12/2021</text:p>
          </table:table-cell>
          <table:table-cell office:value-type="string" table:style-name="ce1">
            <text:p>P/R EFECTO NETO ORI AL FINAL DEL AÑO 2021 SEGUN ACTUARIA</text:p>
          </table:table-cell>
          <table:table-cell table:style-name="ce1"/>
          <table:table-cell office:value-type="float" office:value="12105.06" table:style-name="ce100">
            <text:p><text:s/>12.105,06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100809.98" table:style-name="ce100">
            <text:p><text:s/>100.809,98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2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6" table:style-name="ce1">
            <text:p>8936</text:p>
          </table:table-cell>
          <table:table-cell office:value-type="date" office:date-value="2021-12-31T00:00:00" table:style-name="ce99">
            <text:p>31/12/2021</text:p>
          </table:table-cell>
          <table:table-cell office:value-type="string" table:style-name="ce1">
            <text:p>P/R DIF TEMPORARIA POR ORI ACTUARIA 2021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16566.25" table:style-name="ce100">
            <text:p><text:s/>16.566,25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117376.23" table:style-name="ce100">
            <text:p><text:s/>117.376,23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2">
            <text:p>305.040.101.001</text:p>
          </table:table-cell>
          <table:table-cell table:number-columns-repeated="5" table:style-name="ce1"/>
          <table:table-cell office:value-type="string" table:style-name="ce1">
            <text:p>Perdidas y ganacias Actuariales reconocidas ORI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6" table:style-name="ce1">
            <text:p>8936</text:p>
          </table:table-cell>
          <table:table-cell office:value-type="date" office:date-value="2021-12-31T00:00:00" table:style-name="ce99">
            <text:p>31/12/2021</text:p>
          </table:table-cell>
          <table:table-cell office:value-type="string" table:style-name="ce1">
            <text:p>P/R DIF TEMPORARIA POR ORI ACTUARIA 2021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5695.5" table:style-name="ce100">
            <text:p><text:s/>5.695,50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123071.73" table:style-name="ce100">
            <text:p><text:s/>123.071,73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5040101001" table:style-name="ce95">
            <text:p>305.040.101.001</text:p>
          </table:table-cell>
          <table:table-cell table:number-columns-repeated="5" table:style-name="ce96"/>
          <table:table-cell office:value-type="string" table:style-name="ce96">
            <text:p>Perdidas y ganacias Actuariales reconocidas ORI</text:p>
          </table:table-cell>
          <table:table-cell table:style-name="ce96"/>
          <table:table-cell office:value-type="string" table:style-name="ce96">
            <text:p>AD</text:p>
          </table:table-cell>
          <table:table-cell office:value-type="float" office:value="8937" table:style-name="ce96">
            <text:p>8937</text:p>
          </table:table-cell>
          <table:table-cell office:value-type="date" office:date-value="2021-12-31T00:00:00" table:style-name="ce97">
            <text:p>31/12/2021</text:p>
          </table:table-cell>
          <table:table-cell office:value-type="string" table:style-name="ce96">
            <text:p>P/R IMPUESTO DIFERIDO 2021</text:p>
          </table:table-cell>
          <table:table-cell table:style-name="ce96"/>
          <table:table-cell office:value-type="float" office:value="22033" table:style-name="ce98">
            <text:p><text:s/>22.033,00<text:s/></text:p>
          </table:table-cell>
          <table:table-cell office:value-type="float" office:value="0" table:style-name="ce98">
            <text:p><text:s/>-<text:s/></text:p>
          </table:table-cell>
          <table:table-cell office:value-type="float" office:value="0" table:style-name="ce98">
            <text:p><text:s/>-<text:s/></text:p>
          </table:table-cell>
          <table:table-cell office:value-type="float" office:value="101038.73" table:style-name="ce98">
            <text:p><text:s/>101.038,73<text:s/></text:p>
          </table:table-cell>
          <table:table-cell office:value-type="float" office:value="0" table:style-name="ce96">
            <text:p>0</text:p>
          </table:table-cell>
          <table:table-cell table:style-name="ce96"/>
          <table:table-cell office:value-type="float" office:value="0" table:style-name="ce96">
            <text:p>0</text:p>
          </table:table-cell>
          <table:table-cell table:style-name="ce96"/>
          <table:table-cell office:value-type="float" office:value="0" table:style-name="ce96">
            <text:p>0</text:p>
          </table:table-cell>
          <table:table-cell table:number-columns-repeated="16362" table:style-name="ce96"/>
        </table:table-row>
        <table:table-row table:style-name="ro1">
          <table:table-cell table:style-name="ce95"/>
          <table:table-cell table:number-columns-repeated="9" table:style-name="ce96"/>
          <table:table-cell table:style-name="ce97"/>
          <table:table-cell table:number-columns-repeated="2" table:style-name="ce96"/>
          <table:table-cell office:value-type="float" office:value="34138.06" table:formula="of:=SUM([.N8:.N12])" table:style-name="ce109">
            <text:p><text:s/>34.138,06<text:s/></text:p>
          </table:table-cell>
          <table:table-cell office:value-type="float" office:value="70533.75" table:formula="of:=SUM([.O8:.O12])" table:style-name="ce109">
            <text:p><text:s/>70.533,75<text:s/></text:p>
          </table:table-cell>
          <table:table-cell table:number-columns-repeated="2" table:style-name="ce98"/>
          <table:table-cell table:number-columns-repeated="16367" table:style-name="ce96"/>
        </table:table-row>
        <table:table-row table:style-name="ro2">
          <table:table-cell office:value-type="float" office:value="305040101002" table:style-name="ce101">
            <text:p>305.040.101.002</text:p>
          </table:table-cell>
          <table:table-cell table:number-columns-repeated="5" table:style-name="ce102"/>
          <table:table-cell office:value-type="string" table:style-name="ce102">
            <text:p>Gasto por Impuesto a la Ganancia Diferido</text:p>
          </table:table-cell>
          <table:table-cell table:number-columns-repeated="2" table:style-name="ce102"/>
          <table:table-cell office:value-type="float" office:value="0" table:style-name="ce102">
            <text:p>0</text:p>
          </table:table-cell>
          <table:table-cell office:value-type="date" office:date-value="2020-12-31T00:00:00" table:style-name="ce103">
            <text:p>31/12/2020</text:p>
          </table:table-cell>
          <table:table-cell office:value-type="string" table:style-name="ce102">
            <text:p>S a l d o <text:s text:c="3"/>I n i c i a l</text:p>
          </table:table-cell>
          <table:table-cell table:style-name="ce102"/>
          <table:table-cell office:value-type="float" office:value="0" table:style-name="ce104">
            <text:p><text:s/>-<text:s/></text:p>
          </table:table-cell>
          <table:table-cell office:value-type="float" office:value="0" table:style-name="ce104">
            <text:p><text:s/>-<text:s/></text:p>
          </table:table-cell>
          <table:table-cell office:value-type="float" office:value="18297.89" table:style-name="ce104">
            <text:p><text:s/>18.297,89<text:s/></text:p>
          </table:table-cell>
          <table:table-cell office:value-type="float" office:value="18297.89" table:style-name="ce104">
            <text:p><text:s/>18.297,89<text:s/></text:p>
          </table:table-cell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number-columns-repeated="16362" table:style-name="ce102"/>
        </table:table-row>
        <table:table-row table:style-name="ro2">
          <table:table-cell office:value-type="float" office:value="306010101001" table:style-name="ce92">
            <text:p>306.010.101.001</text:p>
          </table:table-cell>
          <table:table-cell table:number-columns-repeated="5" table:style-name="ce1"/>
          <table:table-cell office:value-type="string" table:style-name="ce1">
            <text:p>Ganancia Acumulada de Periodo anteriore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9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6110564.0700000003" table:style-name="ce100">
            <text:p><text:s/>6.110.564,07<text:s/></text:p>
          </table:table-cell>
          <table:table-cell office:value-type="float" office:value="6110564.0700000003" table:style-name="ce100">
            <text:p><text:s/>6.110.564,07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6010101001" table:style-name="ce92">
            <text:p>306.010.101.001</text:p>
          </table:table-cell>
          <table:table-cell table:number-columns-repeated="5" table:style-name="ce1"/>
          <table:table-cell office:value-type="string" table:style-name="ce1">
            <text:p>Ganancia Acumulada de Periodo anteriores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71" table:style-name="ce1">
            <text:p>8271</text:p>
          </table:table-cell>
          <table:table-cell office:value-type="date" office:date-value="2021-01-01T00:00:00" table:style-name="ce99">
            <text:p>1/1/2021</text:p>
          </table:table-cell>
          <table:table-cell office:value-type="string" table:style-name="ce1">
            <text:p>P/R TRASPASO DE UTILIDAD <text:s/>NETA EJERCICIO 2020 A UTILIDADES ACUMULADAS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849587.62" table:style-name="ce100">
            <text:p><text:s/>849.587,62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6960151.6900000004" table:style-name="ce100">
            <text:p><text:s/>6.960.151,6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6010101003" table:style-name="ce105">
            <text:p>306.010.101.003</text:p>
          </table:table-cell>
          <table:table-cell table:number-columns-repeated="5" table:style-name="ce106"/>
          <table:table-cell office:value-type="string" table:style-name="ce106">
            <text:p>Correccion de Resultados años anteriores</text:p>
          </table:table-cell>
          <table:table-cell table:number-columns-repeated="2" table:style-name="ce106"/>
          <table:table-cell office:value-type="float" office:value="0" table:style-name="ce106">
            <text:p>0</text:p>
          </table:table-cell>
          <table:table-cell office:value-type="date" office:date-value="2020-12-31T00:00:00" table:style-name="ce107">
            <text:p>31/12/2020</text:p>
          </table:table-cell>
          <table:table-cell office:value-type="string" table:style-name="ce106">
            <text:p>S a l d o <text:s text:c="3"/>I n i c i a l</text:p>
          </table:table-cell>
          <table:table-cell table:style-name="ce106"/>
          <table:table-cell office:value-type="float" office:value="0" table:style-name="ce108">
            <text:p><text:s/>-<text:s/></text:p>
          </table:table-cell>
          <table:table-cell office:value-type="float" office:value="0" table:style-name="ce108">
            <text:p><text:s/>-<text:s/></text:p>
          </table:table-cell>
          <table:table-cell office:value-type="float" office:value="-284904.99" table:style-name="ce108">
            <text:p><text:s/>-284.904,99<text:s/></text:p>
          </table:table-cell>
          <table:table-cell office:value-type="float" office:value="-284904.99" table:style-name="ce108">
            <text:p><text:s/>-284.904,99<text:s/></text:p>
          </table:table-cell>
          <table:table-cell office:value-type="float" office:value="0" table:style-name="ce106">
            <text:p>0</text:p>
          </table:table-cell>
          <table:table-cell table:style-name="ce106"/>
          <table:table-cell office:value-type="float" office:value="0" table:style-name="ce106">
            <text:p>0</text:p>
          </table:table-cell>
          <table:table-cell table:style-name="ce106"/>
          <table:table-cell office:value-type="float" office:value="0" table:style-name="ce106">
            <text:p>0</text:p>
          </table:table-cell>
          <table:table-cell table:number-columns-repeated="16362" table:style-name="ce106"/>
        </table:table-row>
        <table:table-row table:style-name="ro2">
          <table:table-cell office:value-type="float" office:value="306010101003" table:style-name="ce92">
            <text:p>306.010.101.003</text:p>
          </table:table-cell>
          <table:table-cell table:style-name="ce1"/>
          <table:table-cell office:value-type="string" table:style-name="ce1">
            <text:p>OPE002</text:p>
          </table:table-cell>
          <table:table-cell office:value-type="string" table:style-name="ce1">
            <text:p>ADMINISTRATIVOS</text:p>
          </table:table-cell>
          <table:table-cell office:value-type="string" table:style-name="ce1">
            <text:p>ADM02</text:p>
          </table:table-cell>
          <table:table-cell office:value-type="string" table:style-name="ce1">
            <text:p>FINANCIERO Y ADMINISTRACION</text:p>
          </table:table-cell>
          <table:table-cell office:value-type="string" table:style-name="ce1">
            <text:p>Correccion de Resultados años anteriores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689" table:style-name="ce1">
            <text:p>8689</text:p>
          </table:table-cell>
          <table:table-cell office:value-type="date" office:date-value="2021-10-31T00:00:00" table:style-name="ce99">
            <text:p>31/10/2021</text:p>
          </table:table-cell>
          <table:table-cell office:value-type="string" table:style-name="ce1">
            <text:p>CORRECCION PERIODOS AÑOS ANTERIORES, DETERMINADOS EN CONCILIACION CONTABLE Y AUDITORIA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2172253.91" table:style-name="ce100">
            <text:p><text:s/>2.172.253,91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1887348.92" table:style-name="ce100">
            <text:p><text:s/>1.887.348,92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6020101001" table:style-name="ce101">
            <text:p>306.020.101.001</text:p>
          </table:table-cell>
          <table:table-cell table:number-columns-repeated="5" table:style-name="ce102"/>
          <table:table-cell office:value-type="string" table:style-name="ce102">
            <text:p>Resultados Acumulados Provenientes de la Adopción</text:p>
          </table:table-cell>
          <table:table-cell table:number-columns-repeated="2" table:style-name="ce102"/>
          <table:table-cell office:value-type="float" office:value="0" table:style-name="ce102">
            <text:p>0</text:p>
          </table:table-cell>
          <table:table-cell office:value-type="date" office:date-value="2020-12-31T00:00:00" table:style-name="ce103">
            <text:p>31/12/2020</text:p>
          </table:table-cell>
          <table:table-cell office:value-type="string" table:style-name="ce102">
            <text:p>S a l d o <text:s text:c="3"/>I n i c i a l</text:p>
          </table:table-cell>
          <table:table-cell table:style-name="ce102"/>
          <table:table-cell office:value-type="float" office:value="0" table:style-name="ce104">
            <text:p><text:s/>-<text:s/></text:p>
          </table:table-cell>
          <table:table-cell office:value-type="float" office:value="0" table:style-name="ce104">
            <text:p><text:s/>-<text:s/></text:p>
          </table:table-cell>
          <table:table-cell office:value-type="float" office:value="971338.87" table:style-name="ce104">
            <text:p><text:s/>971.338,87<text:s/></text:p>
          </table:table-cell>
          <table:table-cell office:value-type="float" office:value="971338.87" table:style-name="ce104">
            <text:p><text:s/>971.338,87<text:s/></text:p>
          </table:table-cell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style-name="ce102"/>
          <table:table-cell office:value-type="float" office:value="0" table:style-name="ce102">
            <text:p>0</text:p>
          </table:table-cell>
          <table:table-cell table:number-columns-repeated="16362" table:style-name="ce102"/>
        </table:table-row>
        <table:table-row table:style-name="ro2">
          <table:table-cell office:value-type="float" office:value="307010101001" table:style-name="ce92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9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1480916.99" table:style-name="ce100">
            <text:p><text:s/>1.480.916,99<text:s/></text:p>
          </table:table-cell>
          <table:table-cell office:value-type="float" office:value="1480916.99" table:style-name="ce100">
            <text:p><text:s/>1.480.916,9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2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67" table:style-name="ce1">
            <text:p>8267</text:p>
          </table:table-cell>
          <table:table-cell office:value-type="date" office:date-value="2021-01-01T00:00:00" table:style-name="ce99">
            <text:p>1/1/2021</text:p>
          </table:table-cell>
          <table:table-cell office:value-type="string" table:style-name="ce1">
            <text:p>P/R CIERRE</text:p>
          </table:table-cell>
          <table:table-cell table:style-name="ce1"/>
          <table:table-cell office:value-type="float" office:value="536930.74" table:style-name="ce100">
            <text:p><text:s/>536.930,74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943986.25" table:style-name="ce100">
            <text:p><text:s/>943.986,25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2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68" table:style-name="ce1">
            <text:p>8268</text:p>
          </table:table-cell>
          <table:table-cell office:value-type="date" office:date-value="2021-01-01T00:00:00" table:style-name="ce99">
            <text:p>1/1/2021</text:p>
          </table:table-cell>
          <table:table-cell office:value-type="string" table:style-name="ce1">
            <text:p>P/R RESERVA LEGAL 10% SOBRE UTILIDAD GENERADA 2017</text:p>
          </table:table-cell>
          <table:table-cell table:style-name="ce1"/>
          <table:table-cell office:value-type="float" office:value="94398.63" table:style-name="ce100">
            <text:p><text:s/>94.398,63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849587.62" table:style-name="ce100">
            <text:p><text:s/>849.587,62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2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271" table:style-name="ce1">
            <text:p>8271</text:p>
          </table:table-cell>
          <table:table-cell office:value-type="date" office:date-value="2021-01-01T00:00:00" table:style-name="ce99">
            <text:p>1/1/2021</text:p>
          </table:table-cell>
          <table:table-cell office:value-type="string" table:style-name="ce1">
            <text:p>P/R TRASPASO DE UTILIDAD <text:s/>NETA EJERCICIO 2020 A UTILIDADES ACUMULADAS</text:p>
          </table:table-cell>
          <table:table-cell table:style-name="ce1"/>
          <table:table-cell office:value-type="float" office:value="849587.62" table:style-name="ce100">
            <text:p><text:s/>849.587,62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2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9" table:style-name="ce1">
            <text:p>8939</text:p>
          </table:table-cell>
          <table:table-cell office:value-type="date" office:date-value="2021-12-31T00:00:00" table:style-name="ce99">
            <text:p>31/12/2021</text:p>
          </table:table-cell>
          <table:table-cell office:value-type="string" table:style-name="ce1">
            <text:p>REGISTRO DE 15% TRABAJADORES E IMPUESTO A LA RENTA</text:p>
          </table:table-cell>
          <table:table-cell table:style-name="ce1"/>
          <table:table-cell office:value-type="float" office:value="315369.28999999998" table:style-name="ce100">
            <text:p><text:s/>315.369,29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-315369.28999999998" table:style-name="ce100">
            <text:p><text:s/>-315.369,2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2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float" office:value="8939" table:style-name="ce1">
            <text:p>8939</text:p>
          </table:table-cell>
          <table:table-cell office:value-type="date" office:date-value="2021-12-31T00:00:00" table:style-name="ce99">
            <text:p>31/12/2021</text:p>
          </table:table-cell>
          <table:table-cell office:value-type="string" table:style-name="ce1">
            <text:p>REGISTRO DE 15% TRABAJADORES E IMPUESTO A LA RENTA</text:p>
          </table:table-cell>
          <table:table-cell table:style-name="ce1"/>
          <table:table-cell office:value-type="float" office:value="452434" table:style-name="ce100">
            <text:p><text:s/>452.434,00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-767803.29" table:style-name="ce100">
            <text:p><text:s/>-767.803,29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2">
          <table:table-cell office:value-type="float" office:value="307010101001" table:style-name="ce92">
            <text:p>307.010.101.001</text:p>
          </table:table-cell>
          <table:table-cell table:number-columns-repeated="5" table:style-name="ce1"/>
          <table:table-cell office:value-type="string" table:style-name="ce1">
            <text:p>Utilidad del Ejercicio Economico Actual</text:p>
          </table:table-cell>
          <table:table-cell table:style-name="ce1"/>
          <table:table-cell office:value-type="string" table:style-name="ce1">
            <text:p>CI</text:p>
          </table:table-cell>
          <table:table-cell office:value-type="float" office:value="10" table:style-name="ce1">
            <text:p>10</text:p>
          </table:table-cell>
          <table:table-cell office:value-type="date" office:date-value="2021-12-31T00:00:00" table:style-name="ce99">
            <text:p>31/12/2021</text:p>
          </table:table-cell>
          <table:table-cell office:value-type="string" table:style-name="ce1">
            <text:p>CIERRE DEL AÑO 2021</text:p>
          </table:table-cell>
          <table:table-cell table:style-name="ce1"/>
          <table:table-cell office:value-type="float" office:value="0" table:style-name="ce100">
            <text:p><text:s/>-<text:s/></text:p>
          </table:table-cell>
          <table:table-cell office:value-type="float" office:value="2102461.94" table:style-name="ce100">
            <text:p><text:s/>2.102.461,94<text:s/></text:p>
          </table:table-cell>
          <table:table-cell office:value-type="float" office:value="0" table:style-name="ce100">
            <text:p><text:s/>-<text:s/></text:p>
          </table:table-cell>
          <table:table-cell office:value-type="float" office:value="1334658.6499999999" table:style-name="ce100">
            <text:p><text:s/>1.334.658,65<text:s/>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number-rows-repeated="1048550" table:style-name="ro2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Programa" table:style-name="ta4">
        <table:table-source xlink:href="file:///C:/Users/Carlos%20Almeida/Documents/GitHub/Grafimpac/Fase%20III%20-%20Informes/9100%20Evaluacion%20de%20evidencia/Revision%20analitica%20final.xlsx" table:table-name="Program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BG" table:style-name="ta4">
        <table:table-source xlink:href="file:///C:/Users/Carlos%20Almeida/Documents/GitHub/Grafimpac/Fase%20III%20-%20Informes/9100%20Evaluacion%20de%20evidencia/Revision%20analitica%20final.xlsx" table:table-name="B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R" table:style-name="ta4">
        <table:table-source xlink:href="file:///C:/Users/Carlos%20Almeida/Documents/GitHub/Grafimpac/Fase%20III%20-%20Informes/9100%20Evaluacion%20de%20evidencia/Revision%20analitica%20final.xlsx" table:table-name="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CP" table:style-name="ta4">
        <table:table-source xlink:href="file:///C:/Users/Carlos%20Almeida/Documents/GitHub/Grafimpac/Fase%20III%20-%20Informes/9100%20Evaluacion%20de%20evidencia/Revision%20analitica%20final.xlsx" table:table-name="E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SF21" table:style-name="ta4">
        <table:table-source xlink:href="file:///C:/Users/Carlos%20Almeida/Documents/GitHub/Grafimpac/Fase%20III%20-%20Informes/9100%20Evaluacion%20de%20evidencia/Revision%20analitica%20final.xlsx" table:table-name="ESF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RI21" table:style-name="ta4">
        <table:table-source xlink:href="file:///C:/Users/Carlos%20Almeida/Documents/GitHub/Grafimpac/Fase%20III%20-%20Informes/9100%20Evaluacion%20de%20evidencia/Revision%20analitica%20final.xlsx" table:table-name="ERI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ESF20" table:style-name="ta4">
        <table:table-source xlink:href="file:///C:/Users/Carlos%20Almeida/Documents/GitHub/Grafimpac/Fase%20III%20-%20Informes/9100%20Evaluacion%20de%20evidencia/Revision%20analitica%20final.xlsx" table:table-name="ESF20" table:mode="copy-results-only"/>
        <table:table-column/>
        <table:table-row table:number-rows-repeated="222">
          <table:table-cell table:number-columns-repeated="16384"/>
        </table:table-row>
        <table:table-row>
          <table:table-cell table:number-columns-repeated="4"/>
          <table:table-cell office:value-type="float" office:value="6999.56"/>
          <table:table-cell table:number-columns-repeated="16379"/>
        </table:table-row>
        <table:table-row table:number-rows-repeated="4">
          <table:table-cell table:number-columns-repeated="16384"/>
        </table:table-row>
        <table:table-row>
          <table:table-cell table:number-columns-repeated="4"/>
          <table:table-cell office:value-type="float" office:value="27785.96"/>
          <table:table-cell table:number-columns-repeated="16379"/>
        </table:table-row>
        <table:table-row table:number-rows-repeated="5">
          <table:table-cell table:number-columns-repeated="16384"/>
        </table:table-row>
        <table:table-row>
          <table:table-cell table:number-columns-repeated="4"/>
          <table:table-cell office:value-type="float" office:value="64643.040000000001"/>
          <table:table-cell table:number-columns-repeated="16379"/>
        </table:table-row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971338.87"/>
          <table:table-cell table:number-columns-repeated="16379"/>
        </table:table-row>
        <table:table-row table:number-rows-repeated="1048334">
          <table:table-cell table:number-columns-repeated="16379"/>
        </table:table-row>
      </table:table>
      <table:table table:name="'file:///C:/Users/Carlos%20Almeida/Documents/GitHub/Grafimpac/Fase%20III%20-%20Informes/9100%20Evaluacion%20de%20evidencia/Revision%20analitica%20final.xlsx'#ERI20" table:style-name="ta4">
        <table:table-source xlink:href="file:///C:/Users/Carlos%20Almeida/Documents/GitHub/Grafimpac/Fase%20III%20-%20Informes/9100%20Evaluacion%20de%20evidencia/Revision%20analitica%20final.xlsx" table:table-name="ERI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Grafimpac/Fase%20III%20-%20Informes/9100%20Evaluacion%20de%20evidencia/Revision%20analitica%20final.xlsx'#BC18" table:style-name="ta4">
        <table:table-source xlink:href="file:///C:/Users/Carlos%20Almeida/Documents/GitHub/Grafimpac/Fase%20III%20-%20Informes/9100%20Evaluacion%20de%20evidencia/Revision%20analitica%20final.xlsx" table:table-name="BC1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decimal-places="0" number:min-integer-digits="1" number:grouping="true"/>
    </number:number-style>
    <number:number-style style:name="N38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0" number:min-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percentage-style style:name="N41">
      <number:number number:decimal-places="2" number:min-decimal-places="2" number:min-integer-digits="1"/>
      <number:text> %</number:text>
    </number:percentage-style>
    <number:date-style style:name="N42">
      <number:day number:style="long"/>
      <number:text>/</number:text>
      <number:month number:style="long"/>
      <number:text>/</number:text>
      <number:year/>
    </number:dat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P1">
      <number:text>(</number:text>
      <number:number number:decimal-places="2" number:min-decimal-places="2" number:min-integer-digits="1" number:grouping="true"/>
      <number:text>)</number:text>
    </number:number-style>
    <number:number-style style:name="N43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4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45">
      <number:day number:style="long"/>
      <number:text>-</number:text>
      <number:month number:textual="true"/>
      <number:text>-</number:text>
      <number:year/>
    </number:date-style>
    <number:number-style style:name="N46P0">
      <number:text> </number:text>
      <number:number number:decimal-places="2" number:min-decimal-places="2" number:min-integer-digits="1" number:grouping="true"/>
      <number:text> </number:text>
    </number:number-style>
    <number:number-style style:name="N46P1">
      <number:text>-</number:text>
      <number:number number:decimal-places="2" number:min-decimal-places="2" number:min-integer-digits="1" number:grouping="true"/>
      <number:text> </number:text>
    </number:number-style>
    <number:number-style style:name="N46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6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6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ra Macias</meta:initial-creator>
    <dc:creator>Carlos Almeida</dc:creator>
    <meta:creation-date>2020-10-19T12:23:50Z</meta:creation-date>
    <dc:date>2022-03-25T17:49:12Z</dc:date>
    <meta:editing-cycles>12</meta:editing-cycles>
    <meta:editing-duration>PT4618S</meta:editing-duration>
  </office:meta>
</office:document-meta>
</file>